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4.9243in" style:rel-column-width="46601*"/>
    </style:style>
    <style:style style:name="Table1.B" style:family="table-column">
      <style:table-column-properties style:column-width="1in" style:rel-column-width="9463*"/>
    </style:style>
    <style:style style:name="Table1.C" style:family="table-column">
      <style:table-column-properties style:column-width="1.0007in" style:rel-column-width="9471*"/>
    </style:style>
    <style:style style:name="Table1.A1" style:family="table-cell">
      <style:table-cell-properties style:vertical-align="middle"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403in" fo:border="0.75pt solid #000000" style:writing-mode="page">
        <style:background-image/>
      </style:table-cell-properties>
    </style:style>
    <style:style style:name="Table1.2" style:family="table-row">
      <style:table-row-properties style:row-height="0.5in"/>
    </style:style>
    <style:style style:name="Table1.A2" style:family="table-cell">
      <style:table-cell-properties style:vertical-align="middle"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0">
      <style:table-cell-properties style:vertical-align="middle"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1.C2" style:family="table-cell" style:data-style-name="N0">
      <style:table-cell-properties style:vertical-align="middle"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10" style:family="table-row">
      <style:table-row-properties style:row-height="0.5in" fo:keep-together="auto"/>
    </style:style>
    <style:style style:name="P1" style:family="paragraph" style:parent-style-name="Title">
      <style:text-properties officeooo:rsid="001086fb" officeooo:paragraph-rsid="001086fb"/>
    </style:style>
    <style:style style:name="P2" style:family="paragraph">
      <loext:graphic-properties draw:fill="none" draw:fill-color="#ffffff"/>
    </style:style>
    <style:style style:name="P3" style:family="paragraph" style:parent-style-name="Subtitle">
      <style:text-properties officeooo:rsid="0017def6" officeooo:paragraph-rsid="0017def6"/>
    </style:style>
    <style:style style:name="P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ceab" officeooo:paragraph-rsid="0010c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ef6" officeooo:paragraph-rsid="0017d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ef6" officeooo:paragraph-rsid="0017d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ab" officeooo:paragraph-rsid="0010c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def6" officeooo:paragraph-rsid="0017de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text-properties officeooo:rsid="001086fb" officeooo:paragraph-rsid="001086fb"/>
    </style:style>
    <style:style style:name="gr1" style:family="graphic">
      <style:graphic-properties draw:stroke="solid" svg:stroke-width="0.0201in" svg:stroke-color="#000000" draw:marker-start-width="0.1701in" draw:marker-end-width="0.1701in" draw:fill="none" draw:fill-color="#ffffff" fo:min-height="0.448in" fo:padding-top="0.1598in" fo:padding-bottom="0.1598in" fo:padding-left="0.1598in" fo:padding-right="0.1598in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2" svg:width="2.0004in" svg:height="0.7677in" svg:x="4.9291in" svg:y="0.0071in"><draw:text-box><text:p>Student Name:</text:p></draw:text-box><svg:title>Student Name:</svg:title><svg:desc>A text box for student name</svg:desc></draw:frame>Project Rubric</text:p>
      <text:p text:style-name="P3">College Algebra Project 1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Requirement</text:p>
            </table:table-cell>
            <table:table-cell table:style-name="Table1.A1" office:value-type="string">
              <text:p text:style-name="P4">Points</text:p>
            </table:table-cell>
            <table:table-cell table:style-name="Table1.C1" office:value-type="string">
              <text:p text:style-name="P4">Earned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Students submits a project</text:p>
          </table:table-cell>
          <table:table-cell table:style-name="Table1.B2" office:value-type="float" office:value="15">
            <text:p text:style-name="P6">15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submits a completed table with the correct movie title</text:p>
          </table:table-cell>
          <table:table-cell table:style-name="Table1.B2" office:value-type="float" office:value="10">
            <text:p text:style-name="P6">10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correctly uses averaging to estimate the total gross for week 3 and shows work</text:p>
          </table:table-cell>
          <table:table-cell table:style-name="Table1.B2" office:value-type="float" office:value="5">
            <text:p text:style-name="P6">5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correctly uses averaging to estimate the total gross for week 7 and shows work</text:p>
          </table:table-cell>
          <table:table-cell table:style-name="Table1.B2" office:value-type="float" office:value="5">
            <text:p text:style-name="P6">5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correctly calculates the average rate of change between weeks 1 and 5 and shows work</text:p>
          </table:table-cell>
          <table:table-cell table:style-name="Table1.B2" office:value-type="float" office:value="10">
            <text:p text:style-name="P6">10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correctly estimates the week 4 gross and shows work</text:p>
          </table:table-cell>
          <table:table-cell table:style-name="Table1.B2" office:value-type="float" office:value="10">
            <text:p text:style-name="P6">10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correctly answers all three parts</text:p>
          </table:table-cell>
          <table:table-cell table:style-name="Table1.B2" office:value-type="float" office:value="15">
            <text:p text:style-name="P6">15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5">Student submits a picture of their graph</text:p>
          </table:table-cell>
          <table:table-cell table:style-name="Table1.B2" office:value-type="float" office:value="10">
            <text:p text:style-name="P6">10</text:p>
          </table:table-cell>
          <table:table-cell table:style-name="Table1.C2">
            <text:p text:style-name="P7"/>
          </table:table-cell>
        </table:table-row>
        <table:table-row table:style-name="Table1.10">
          <table:table-cell table:style-name="Table1.A2" office:value-type="string">
            <text:p text:style-name="P5">Student answers part 1 and 2</text:p>
          </table:table-cell>
          <table:table-cell table:style-name="Table1.B2" office:value-type="float" office:value="10">
            <text:p text:style-name="P8">10</text:p>
          </table:table-cell>
          <table:table-cell table:style-name="Table1.C2">
            <text:p text:style-name="P7"/>
          </table:table-cell>
        </table:table-row>
        <table:table-row table:style-name="Table1.10">
          <table:table-cell table:style-name="Table1.A2" office:value-type="string">
            <text:p text:style-name="P5">Student correctly calculates time that movie gross exceeds one million dollars</text:p>
          </table:table-cell>
          <table:table-cell table:style-name="Table1.B2" office:value-type="float" office:value="10">
            <text:p text:style-name="P6">10</text:p>
          </table:table-cell>
          <table:table-cell table:style-name="Table1.C2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9">Total</text:p>
          </table:table-cell>
          <table:table-cell table:style-name="Table1.B2" office:value-type="float" office:value="100">
            <text:p text:style-name="P9">100</text:p>
          </table:table-cell>
          <table:table-cell table:style-name="Table1.C2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fo:hyphenation-keep="auto" loext:hyphenation-keep-type="column" style:page-number="auto"/>
      <style:text-properties style:font-name="TeXGyreTermes" fo:font-family="TeXGyreTermes" style:font-style-name="Regular" style:font-family-generic="modern" style:font-pitch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Liberation Sans2" fo:font-family="'Liberation Sans'" style:font-style-name="Regular" style:font-family-generic="swiss" style:font-pitch="variable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erif2" fo:font-family="'Liberation Serif'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43:13.002000000</meta:creation-date>
    <meta:editing-duration>PT43M6S</meta:editing-duration>
    <meta:editing-cycles>3</meta:editing-cycles>
    <meta:generator>LibreOffice/24.8.3.2$Windows_x86 LibreOffice_project/48a6bac9e7e268aeb4c3483fcf825c94556d9f92</meta:generator>
    <dc:title>Project Rubric</dc:title>
    <dc:date>2024-12-04T13:48:08.947000000</dc:date>
    <meta:print-date>2024-12-04T12:37:39.290000000</meta:print-date>
    <meta:document-statistic meta:table-count="1" meta:image-count="0" meta:object-count="0" meta:page-count="1" meta:paragraph-count="27" meta:word-count="121" meta:character-count="686" meta:non-whitespace-character-count="592"/>
    <meta:template xlink:type="simple" xlink:actuate="onRequest" xlink:title="Project Rubric" xlink:href="../../../../../Desktop/PortableApps/LibreOfficePortable/Data/settings/user/template/Project%20Rubric.ott" meta:date="2024-12-04T11:43:12.750000000"/>
  </office:meta>
</office:document-meta>
</file>